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3pt" fo:font-weight="normal" officeooo:rsid="00223827" officeooo:paragraph-rsid="00223827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3pt" fo:font-weight="bold" officeooo:rsid="0023f632" officeooo:paragraph-rsid="0023f632" style:font-size-asian="13pt" style:font-weight-asian="bold" style:font-size-complex="13pt" style:font-weight-complex="bold"/>
    </style:style>
    <style:style style:name="P8" style:family="paragraph" style:parent-style-name="Heading_20_1">
      <style:paragraph-properties fo:text-align="center" style:justify-single-word="false"/>
      <style:text-properties officeooo:rsid="001c1267" officeooo:paragraph-rsid="001c1267"/>
    </style:style>
    <style:style style:name="T1" style:family="text">
      <style:text-properties officeooo:rsid="001db4b9"/>
    </style:style>
    <style:style style:name="T2" style:family="text">
      <style:text-properties officeooo:rsid="001fb5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b5e0" style:font-weight-asian="normal" style:font-weight-complex="normal"/>
    </style:style>
    <style:style style:name="T5" style:family="text">
      <style:text-properties fo:font-weight="normal" officeooo:rsid="0024c51b" style:font-weight-asian="normal" style:font-weight-complex="normal"/>
    </style:style>
    <style:style style:name="T6" style:family="text">
      <style:text-properties officeooo:rsid="00216d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运筹学</text:h>
      <text:h text:style-name="Heading_20_2" text:outline-level="2">二、线性规划与目标规划</text:h>
      <text:h text:style-name="Heading_20_3" text:outline-level="3">第<text:span text:style-name="T1">1章　线性规划与单纯形法</text:span></text:h>
      <text:p text:style-name="P1">线性规划问题的标准型式</text:p>
      <text:p text:style-name="P3"><text:span text:style-name="T3">目标函数</text:span><text:span text:style-name="T4">：</text:span><draw:frame draw:style-name="fr1" draw:name="对象1" text:anchor-type="as-char" svg:y="-0.49cm" svg:width="2.385cm" svg:height="0.6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对象2" text:anchor-type="as-char" svg:y="-1.092cm" svg:width="4.269cm" svg:height="2.09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其中<text:span text:style-name="T2">：</text:span><text:span text:style-name="T2"><draw:frame draw:style-name="fr1" draw:name="对象3" text:anchor-type="as-char" svg:y="-0.386cm" svg:width="3.101cm" svg:height="0.5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<draw:frame draw:style-name="fr1" draw:name="对象4" text:anchor-type="as-char" svg:y="-1.413cm" svg:width="5.248cm" svg:height="2.65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用矩阵描述为<text:span text:style-name="T6">：</text:span></text:p>
      <text:p text:style-name="P5"><draw:frame draw:style-name="fr1" draw:name="对象5" text:anchor-type="as-char" svg:y="-1.002cm" svg:width="2.625cm" svg:height="1.86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6"><text:tab/>设A是约束方程组的<draw:frame draw:style-name="fr1" draw:name="对象6" text:anchor-type="as-char" svg:y="-0.377cm" svg:width="1.092cm" svg:height="0.467cm" draw:z-index="5"><draw:object xlink:href="./Object 6" xlink:type="simple" xlink:show="embed" xlink:actuate="onLoad"/><draw:image xlink:href="./ObjectReplacements/Object 6" xlink:type="simple" xlink:show="embed" xlink:actuate="onLoad"/></draw:frame>维系数矩阵，其秩为m，B是矩阵A中<draw:frame draw:style-name="fr1" draw:name="对象7" text:anchor-type="as-char" svg:y="-0.377cm" svg:width="1.184cm" svg:height="0.467cm" draw:z-index="6"><draw:object xlink:href="./Object 7" xlink:type="simple" xlink:show="embed" xlink:actuate="onLoad"/><draw:image xlink:href="./ObjectReplacements/Object 7" xlink:type="simple" xlink:show="embed" xlink:actuate="onLoad"/></draw:frame>阶非奇异子矩阵<draw:frame draw:style-name="fr1" draw:name="对象8" text:anchor-type="as-char" svg:y="-0.386cm" svg:width="1.556cm" svg:height="0.508cm" draw:z-index="7"><draw:object xlink:href="./Object 8" xlink:type="simple" xlink:show="embed" xlink:actuate="onLoad"/><draw:image xlink:href="./ObjectReplacements/Object 8" xlink:type="simple" xlink:show="embed" xlink:actuate="onLoad"/></draw:frame>，则称B是线性规划问题的一个基。</text:p>
      <text:p text:style-name="P7">凸集</text:p>
      <text:p text:style-name="P7"><text:tab/><text:span text:style-name="T3">设K是n维欧氏空间的一点集，若任意两点</text:span><text:span text:style-name="T3"><draw:frame draw:style-name="fr2" draw:name="对象9" text:anchor-type="as-char" svg:y="-0.443cm" svg:width="3.02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的连线上的所以点</text:span><text:span text:style-name="T3"><draw:frame draw:style-name="fr2" draw:name="对象10" text:anchor-type="as-char" svg:y="-0.443cm" svg:width="5.683cm" svg:height="0.564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则称</text:span><text:span text:style-name="T5">K为凸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top="0.212cm" fo:margin-bottom="0.212cm" loext:contextual-spacing="false" fo:background-color="transparent" style:shadow="none" style:writing-mode="page">
        <style:tab-stops/>
      </style:paragraph-properties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49:23.623225990</meta:creation-date>
    <meta:generator>LibreOffice/5.3.1.2$Linux_X86_64 LibreOffice_project/30m0$Build-2</meta:generator>
    <dc:date>2018-01-15T18:37:28.667697605</dc:date>
    <meta:editing-duration>PT57M31S</meta:editing-duration>
    <meta:editing-cycles>10</meta:editing-cycles>
    <meta:document-statistic meta:table-count="0" meta:image-count="0" meta:object-count="10" meta:page-count="1" meta:paragraph-count="13" meta:word-count="137" meta:character-count="140" meta:non-whitespace-character-count="137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max</mi>
        <mtext> </mtext>
        <mrow>
          <mi>z</mi>
          <mo stretchy="false">=</mo>
          <mi mathvariant="italic">CX</mi>
        </mrow>
      </mrow>
    </mstyle>
    <annotation encoding="StarMath 5.0">bold{ max{" "} z=CX }</annotation>
  </semantics>
</math>
</file>

<file path=Object 10/content.xml><?xml version="1.0" encoding="utf-8"?>
<math xmlns="http://www.w3.org/1998/Math/MathML" display="block">
  <semantics>
    <mrow>
      <mi mathvariant="normal">α</mi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  <mi>,</mi>
      <mrow>
        <mi>a</mi>
        <mo stretchy="false">∈</mo>
        <mrow>
          <mo fence="true" stretchy="false">[</mo>
          <mrow>
            <mn>0,1</mn>
          </mrow>
          <mo fence="true" stretchy="false">]</mo>
        </mrow>
      </mrow>
      <mi>;</mi>
    </mrow>
    <annotation encoding="StarMath 5.0">{ %alpha X^{(1)}+(1-%alpha)X^(2) in K,a in [0,1]; }</annotation>
  </semantics>
</math>
</file>

<file path=Object 2/content.xml><?xml version="1.0" encoding="utf-8"?>
<math xmlns="http://www.w3.org/1998/Math/MathML" display="block">
  <semantics>
    <mstyle mathvariant="bold">
      <mrow>
        <mo fence="true" stretchy="true">{</mo>
        <mrow>
          <mtable>
            <mtr>
              <mtd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row>
                      <msub>
                        <mi>P</mi>
                        <mi>j</mi>
                      </msub>
                      <msub>
                        <mi>x</mi>
                        <mi>j</mi>
                      </msub>
                    </mrow>
                  </mrow>
                  <mo stretchy="false">=</mo>
                  <mi>b</mi>
                </mrow>
              </mtd>
            </mtr>
            <mtr>
              <mtd>
                <mrow>
                  <mrow>
                    <msub>
                      <mi>x</mi>
                      <mi>j</mi>
                    </msub>
                    <mo stretchy="false">≥</mo>
                    <mn>0</mn>
                  </mrow>
                  <mi>,</mi>
                  <mtext>     </mtext>
                  <mrow>
                    <mi>j</mi>
                    <mo stretchy="false">=</mo>
                    <mn>1,2,.</mn>
                  </mrow>
                  <mn>..</mn>
                  <mi>,</mi>
                  <mi>n</mi>
                </mrow>
              </mtd>
            </mtr>
          </mtable>
        </mrow>
      </mrow>
    </mstyle>
    <annotation encoding="StarMath 5.0">bold { left lbrace stack{ sum from {j=1}to{n}{P_{j}x_{j}}=b #

x_{ j}&gt;=0,{"     "}j=1,2,...,n
 } right none }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c</mi>
              <mn>1</mn>
            </msub>
            <mi>,</mi>
            <msub>
              <mi>c</mi>
              <mn>2</mn>
            </msub>
            <mi>,</mi>
            <mn>...</mn>
            <mi>,</mi>
            <msub>
              <mi>c</mi>
              <mi>n</mi>
            </msub>
          </mrow>
        </mrow>
        <mo fence="true" stretchy="false">)</mo>
      </mrow>
    </mrow>
    <annotation encoding="StarMath 5.0">{ C=(c_{1},c_{2},...,c_{n}) }</annotation>
  </semantics>
</math>
</file>

<file path=Object 4/content.xml><?xml version="1.0" encoding="utf-8"?>
<math xmlns="http://www.w3.org/1998/Math/MathML" display="block">
  <semantics>
    <mstyle mathsize="14pt">
      <mrow>
        <mrow>
          <mi>X</mi>
          <mo stretchy="false">=</mo>
          <mrow>
            <mo fence="true" stretchy="true">[</mo>
            <mrow>
              <mtable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x</mi>
                      <mi>n</mi>
                    </msub>
                  </mtd>
                </mtr>
              </mtable>
            </mrow>
            <mo fence="true" stretchy="true">]</mo>
          </mrow>
        </mrow>
        <mi>;</mi>
        <mrow>
          <mi>P</mi>
          <mo stretchy="false">=</mo>
          <mrow>
            <mo fence="true" stretchy="true">[</mo>
            <mrow>
              <mtable>
                <mtr>
                  <mtd>
                    <msub>
                      <mi>a</mi>
                      <mrow>
                        <mn>1</mn>
                        <mi>j</mi>
                      </mrow>
                    </msub>
                  </mtd>
                </mtr>
                <mtr>
                  <mtd>
                    <msub>
                      <mi>a</mi>
                      <mrow>
                        <mn>2</mn>
                        <mi>j</mi>
                      </mrow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a</mi>
                      <mi mathvariant="italic">nj</mi>
                    </msub>
                  </mtd>
                </mtr>
              </mtable>
            </mrow>
            <mo fence="true" stretchy="true">]</mo>
          </mrow>
        </mrow>
        <mi>;</mi>
        <mrow>
          <mi>b</mi>
          <mo stretchy="false">=</mo>
          <mrow>
            <mo fence="true" stretchy="true">[</mo>
            <mrow>
              <mtable>
                <mtr>
                  <mtd>
                    <msub>
                      <mi>b</mi>
                      <mn>1</mn>
                    </msub>
                  </mtd>
                </mtr>
                <mtr>
                  <mtd>
                    <msub>
                      <mi>b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b</mi>
                      <mi>n</mi>
                    </msub>
                  </mtd>
                </mtr>
              </mtable>
            </mrow>
            <mo fence="true" stretchy="true">]</mo>
          </mrow>
        </mrow>
      </mrow>
    </mstyle>
    <annotation encoding="StarMath 5.0">size 14{ X=left[ matrix{  x_{1} ##  x_{2}## dotsvert ## x_{n}  }right ] ;
P=left[ matrix{ a_{1j}##a_{2j}## dotsvert ##a_{nj} }   right ];
b=left[ matrix{b_{1}##b_{2}##dotsvert ##b_{n}}  right ]
}</annotation>
  </semantics>
</math>
</file>

<file path=Object 5/content.xml><?xml version="1.0" encoding="utf-8"?>
<math xmlns="http://www.w3.org/1998/Math/MathML" display="block">
  <semantics>
    <mstyle mathsize="14pt">
      <mtable>
        <mtr>
          <mtd>
            <mrow>
              <mi mathvariant="italic">max</mi>
              <mtext> </mtext>
              <mrow>
                <mi>z</mi>
                <mo stretchy="false">=</mo>
                <mi mathvariant="italic">CX</mi>
              </mrow>
            </mrow>
          </mtd>
        </mtr>
        <mtr>
          <mtd>
            <mrow>
              <mi mathvariant="italic">AX</mi>
              <mo stretchy="false">=</mo>
              <mi>b</mi>
            </mrow>
          </mtd>
        </mtr>
        <mtr>
          <mtd>
            <mrow>
              <mi>X</mi>
              <mo stretchy="false">≥</mo>
              <mn>0</mn>
            </mrow>
          </mtd>
        </mtr>
      </mtable>
    </mstyle>
    <annotation encoding="StarMath 5.0">size 14stack{ max {" "}z=CX #
AX=b#
X&gt;=0
}</annotation>
  </semantics>
</math>
</file>

<file path=Object 6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|</mo>
            <mrow>
              <mi>B</mi>
            </mrow>
            <mo fence="true" stretchy="false">|</mo>
          </mrow>
          <mo stretchy="false">≠</mo>
          <mn>0</mn>
        </mrow>
      </mrow>
      <mo fence="true" stretchy="false">)</mo>
    </mrow>
    <annotation encoding="StarMath 5.0">( lline B rline &lt;&gt;0  )</annotation>
  </semantics>
</math>
</file>

<file path=Object 9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∈</mo>
        <mi>K</mi>
      </mrow>
      <mi>,</mi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</mrow>
    <annotation encoding="StarMath 5.0">{ X^{(1)}in K,X^{(2)}in K }</annotation>
  </semantics>
</math>
</file>